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ymbol" svg:font-family="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7" style:family="table">
      <style:table-properties style:width="16.695cm" table:align="margins"/>
    </style:style>
    <style:style style:name="Tabla7.A" style:family="table-column">
      <style:table-column-properties style:column-width="16.695cm" style:rel-column-width="65535*"/>
    </style:style>
    <style:style style:name="Tabla7.A1" style:family="table-cell">
      <style:table-cell-properties fo:padding="0.097cm" fo:border="0.05pt solid #000000"/>
    </style:style>
    <style:style style:name="Tabla2" style:family="table">
      <style:table-properties style:width="16.695cm" table:align="margins"/>
    </style:style>
    <style:style style:name="Tabla2.A" style:family="table-column">
      <style:table-column-properties style:column-width="16.695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6.695cm" table:align="margins"/>
    </style:style>
    <style:style style:name="Tabla3.A" style:family="table-column">
      <style:table-column-properties style:column-width="16.695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6.695cm" table:align="margins"/>
    </style:style>
    <style:style style:name="Tabla4.A" style:family="table-column">
      <style:table-column-properties style:column-width="16.695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6.695cm" table:align="margins"/>
    </style:style>
    <style:style style:name="Tabla5.A" style:family="table-column">
      <style:table-column-properties style:column-width="16.695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6.695cm" table:align="margins"/>
    </style:style>
    <style:style style:name="Tabla6.A" style:family="table-column">
      <style:table-column-properties style:column-width="16.695cm" style:rel-column-width="65535*"/>
    </style:style>
    <style:style style:name="Tabla6.A1" style:family="table-cell">
      <style:table-cell-properties fo:padding="0.097cm" fo:border="0.05pt solid #000000"/>
    </style:style>
    <style:style style:name="Tabla1" style:family="table">
      <style:table-properties style:width="16.695cm" table:align="margins"/>
    </style:style>
    <style:style style:name="Tabla1.A" style:family="table-column">
      <style:table-column-properties style:column-width="16.695cm" style:rel-column-width="65535*"/>
    </style:style>
    <style:style style:name="Tabla1.A1" style:family="table-cell">
      <style:table-cell-properties fo:padding="0.097cm" fo:border="0.05pt solid #000000"/>
    </style:style>
    <style:style style:name="Tabla8" style:family="table">
      <style:table-properties style:width="16.695cm" table:align="margins"/>
    </style:style>
    <style:style style:name="Tabla8.A" style:family="table-column">
      <style:table-column-properties style:column-width="16.695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6.695cm" table:align="margins"/>
    </style:style>
    <style:style style:name="Tabla9.A" style:family="table-column">
      <style:table-column-properties style:column-width="16.695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6.695cm" table:align="margins"/>
    </style:style>
    <style:style style:name="Tabla10.A" style:family="table-column">
      <style:table-column-properties style:column-width="16.695cm" style:rel-column-width="65535*"/>
    </style:style>
    <style:style style:name="Tabla10.A1" style:family="table-cell">
      <style:table-cell-properties fo:padding="0.097cm" fo:border="0.05pt solid #000000"/>
    </style:style>
    <style:style style:name="Tabla11" style:family="table">
      <style:table-properties style:width="16.695cm" table:align="margins"/>
    </style:style>
    <style:style style:name="Tabla11.A" style:family="table-column">
      <style:table-column-properties style:column-width="16.695cm" style:rel-column-width="65535*"/>
    </style:style>
    <style:style style:name="Tabla11.A1" style:family="table-cell">
      <style:table-cell-properties fo:padding="0.097cm" fo:border="0.05pt solid #000000"/>
    </style:style>
    <style:style style:name="Tabla12" style:family="table">
      <style:table-properties style:width="16.695cm" table:align="margins"/>
    </style:style>
    <style:style style:name="Tabla12.A" style:family="table-column">
      <style:table-column-properties style:column-width="16.695cm" style:rel-column-width="65535*"/>
    </style:style>
    <style:style style:name="Tabla12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2pt" style:font-name-asian="Symbol" style:font-size-asian="12pt" style:font-name-complex="Symbol" style:font-size-complex="12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paragraph-rsid="0018fb1a" style:font-size-asian="20pt" style:font-weight-asian="bold" style:font-size-complex="20pt"/>
    </style:style>
    <style:style style:name="P3" style:family="paragraph" style:parent-style-name="Table_20_Contents">
      <style:paragraph-properties fo:text-align="start" style:justify-single-word="false"/>
      <style:text-properties fo:color="#333366" style:font-name="Ubuntu Mono" officeooo:rsid="008a0a11" officeooo:paragraph-rsid="003ab22a"/>
    </style:style>
    <style:style style:name="P4" style:family="paragraph" style:parent-style-name="Table_20_Contents">
      <style:paragraph-properties fo:text-align="start" style:justify-single-word="false"/>
      <style:text-properties fo:color="#333366" style:font-name="Ubuntu Mono" officeooo:rsid="008a0a11" officeooo:paragraph-rsid="003bae3d"/>
    </style:style>
    <style:style style:name="P5" style:family="paragraph" style:parent-style-name="Preformatted_20_Text">
      <style:text-properties style:font-name="Ubuntu Mono" officeooo:paragraph-rsid="0038c19c"/>
    </style:style>
    <style:style style:name="P6" style:family="paragraph" style:parent-style-name="Preformatted_20_Text">
      <style:text-properties style:font-name="Arial" officeooo:rsid="00168529" officeooo:paragraph-rsid="0038c19c"/>
    </style:style>
    <style:style style:name="P7" style:family="paragraph" style:parent-style-name="Preformatted_20_Text">
      <style:paragraph-properties fo:margin-top="0cm" fo:margin-bottom="0.499cm" style:contextual-spacing="false"/>
      <style:text-properties style:font-name="Ubuntu Mono" officeooo:paragraph-rsid="0038c19c"/>
    </style:style>
    <style:style style:name="P8" style:family="paragraph" style:parent-style-name="Preformatted_20_Text" style:master-page-name="Landscape">
      <style:paragraph-properties style:page-number="auto"/>
      <style:text-properties style:font-name="Ubuntu Mono" officeooo:rsid="00168529" officeooo:paragraph-rsid="0038c19c"/>
    </style:style>
    <style:style style:name="P9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officeooo:paragraph-rsid="0018fb1a" style:font-size-asian="20pt" style:font-weight-asian="bold" style:font-size-complex="20pt"/>
    </style:style>
    <style:style style:name="P10" style:family="paragraph" style:parent-style-name="Standard">
      <style:text-properties style:font-name="Arial" officeooo:rsid="00168529" officeooo:paragraph-rsid="0038c19c"/>
    </style:style>
    <style:style style:name="P11" style:family="paragraph" style:parent-style-name="Standard">
      <style:text-properties officeooo:rsid="001bd6b0" officeooo:paragraph-rsid="003ab22a"/>
    </style:style>
    <style:style style:name="P12" style:family="paragraph" style:parent-style-name="Standard">
      <style:text-properties style:font-name="Arial" officeooo:rsid="001afa74" officeooo:paragraph-rsid="0038c19c"/>
    </style:style>
    <style:style style:name="P13" style:family="paragraph" style:parent-style-name="Standard">
      <style:text-properties style:font-name="Arial" officeooo:rsid="001afa74" officeooo:paragraph-rsid="003ab22a"/>
    </style:style>
    <style:style style:name="P14" style:family="paragraph" style:parent-style-name="Standard">
      <style:text-properties style:font-name="Arial" officeooo:rsid="001bd6b0" officeooo:paragraph-rsid="003bae3d"/>
    </style:style>
    <style:style style:name="P15" style:family="paragraph" style:parent-style-name="Standard">
      <style:text-properties style:font-name="Arial" fo:font-weight="normal" officeooo:rsid="008eddde" officeooo:paragraph-rsid="003bae3d" style:font-weight-asian="normal" style:font-weight-complex="normal"/>
    </style:style>
    <style:style style:name="P16" style:family="paragraph" style:parent-style-name="Standard">
      <style:text-properties style:font-name="Arial" fo:font-weight="normal" officeooo:rsid="003bae3d" officeooo:paragraph-rsid="003bae3d" style:font-weight-asian="normal" style:font-weight-complex="normal"/>
    </style:style>
    <style:style style:name="P17" style:family="paragraph" style:parent-style-name="Standard">
      <style:text-properties style:font-name="Arial" officeooo:rsid="001c8b33" officeooo:paragraph-rsid="003bae3d"/>
    </style:style>
    <style:style style:name="P18" style:family="paragraph" style:parent-style-name="Standard">
      <style:text-properties style:font-name="Arial" officeooo:rsid="001d4e17" officeooo:paragraph-rsid="003bae3d"/>
    </style:style>
    <style:style style:name="P19" style:family="paragraph" style:parent-style-name="Standard">
      <style:text-properties style:font-name="Arial" officeooo:rsid="001fb90f" officeooo:paragraph-rsid="0038c19c"/>
    </style:style>
    <style:style style:name="P20" style:family="paragraph" style:parent-style-name="Standard">
      <style:text-properties style:font-name="Arial" officeooo:rsid="001fb90f" officeooo:paragraph-rsid="003bae3d"/>
    </style:style>
    <style:style style:name="P21" style:family="paragraph" style:parent-style-name="Standard">
      <style:text-properties style:font-name="Arial" officeooo:rsid="00168529" officeooo:paragraph-rsid="0038c19c"/>
    </style:style>
    <style:style style:name="P22" style:family="paragraph" style:parent-style-name="Standard">
      <style:text-properties style:font-name="Arial" officeooo:paragraph-rsid="003bae3d"/>
    </style:style>
    <style:style style:name="P23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3ab22a"/>
    </style:style>
    <style:style style:name="T1" style:family="text">
      <style:text-properties officeooo:rsid="001d4e17"/>
    </style:style>
    <style:style style:name="T2" style:family="text">
      <style:text-properties officeooo:rsid="001fb90f"/>
    </style:style>
    <style:style style:name="T3" style:family="text">
      <style:text-properties officeooo:rsid="001bd6b0"/>
    </style:style>
    <style:style style:name="T4" style:family="text">
      <style:text-properties officeooo:rsid="003ab22a"/>
    </style:style>
    <style:style style:name="T5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3ab22a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8" style:family="text">
      <style:text-properties officeooo:rsid="003bae3d"/>
    </style:style>
    <style:style style:name="T9" style:family="text">
      <style:text-properties officeooo:rsid="003caf51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DE. IES Haría</text:p>
      <text:p text:style-name="P2">UT<text:span text:style-name="T4">7-A7</text:span>. <text:span text:style-name="T4">Detalles correo</text:span></text:p>
      <text:p text:style-name="P1"/>
      <text:p text:style-name="P12"><text:span text:style-name="T4">Al final del documento</text:span> se muestran los detalles de un correo recibido. A partir de la información que incluye contesta</text:p>
      <text:p text:style-name="P12"/>
      <text:p text:style-name="P13"><text:span text:style-name="T8">1. </text:span>¿<text:span text:style-name="T8">Q</text:span>u<text:span text:style-name="T8">é</text:span> formato <text:span text:style-name="T8">tiene el archivo adjunto incluido en el correo</text:span>? ¿Cómo se llama el archivo?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3"/>
          </table:table-cell>
        </table:table-row>
      </table:table>
      <text:p text:style-name="P11"/>
      <text:p text:style-name="P14"><text:span text:style-name="T8">2. </text:span>Especifica la dirección del destinatario del correo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"/>
          </table:table-cell>
        </table:table-row>
      </table:table>
      <text:p text:style-name="P15"/>
      <text:p text:style-name="P14"><text:span text:style-name="T8">3. </text:span>Especifica la dirección del remitente original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4"/>
          </table:table-cell>
        </table:table-row>
      </table:table>
      <text:p text:style-name="P14"/>
      <text:p text:style-name="P14"><text:span text:style-name="T8">4. </text:span>Especifica la dirección de<text:span text:style-name="T8">l usuario</text:span> qu<text:span text:style-name="T8">e</text:span> reenvió el correo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P15"/>
      <text:p text:style-name="P16">5. Especificas las direcciones de los usaurios a los que se reenvió el correo originalmente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"/>
          </table:table-cell>
        </table:table-row>
      </table:table>
      <text:p text:style-name="P15"/>
      <text:p text:style-name="P16">6. Especifica las direcciones de los usuarios a los que se les reenvió el correo reenviado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4"/>
          </table:table-cell>
        </table:table-row>
      </table:table>
      <text:p text:style-name="P15"/>
      <text:p text:style-name="P17"><text:span text:style-name="T8">7. Inserta el n</text:span>ombre del que servidor <text:span text:style-name="T8">que </text:span>recibió el correo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"/>
          </table:table-cell>
        </table:table-row>
      </table:table>
      <text:p text:style-name="P17"/>
      <text:p text:style-name="P17"><text:span text:style-name="T8">8. Inserta el n</text:span>ombre del último servidor desde el que se envió el correo<text:span text:style-name="T1">¿De quién es alias?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4"/>
          </table:table-cell>
        </table:table-row>
      </table:table>
      <text:p text:style-name="P17"/>
      <text:p text:style-name="P18"><text:span text:style-name="T8">9. Inserta el n</text:span>ombre de los servidores de correo por los que pasa el correo en su camino desdel el remitente al destinatario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4"/>
          </table:table-cell>
        </table:table-row>
      </table:table>
      <text:p text:style-name="P17"/>
      <text:p text:style-name="P18"><text:span text:style-name="T8">10. </text:span>¿Que comprobación de seguridad hace el servidor que recibe el correo?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"/>
          </table:table-cell>
        </table:table-row>
      </table:table>
      <text:p text:style-name="P15"/>
      <text:p text:style-name="P20"><text:span text:style-name="T8">11. </text:span>Message Id del correo. ¿Para qué sirve? ¿Cuál es?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"/>
          </table:table-cell>
        </table:table-row>
      </table:table>
      <text:p text:style-name="P15"/>
      <text:p text:style-name="P19"><text:soft-page-break/></text:p>
      <text:p text:style-name="P22"><text:span text:style-name="T8">12. En caso de querer contestar al mensaje. A qué </text:span>dirección <text:s/>enviaríamos la respuesta al mensaje? <text:span text:style-name="T2">En qué campo se especifica?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"/>
          </table:table-cell>
        </table:table-row>
      </table:table>
      <text:p text:style-name="P15"/>
      <text:p text:style-name="P10"/>
      <text:p text:style-name="P6"/>
      <text:p text:style-name="P8">Delivered-To: iv<text:span text:style-name="T3">an</text:span>@gmail.com</text:p>
      <text:p text:style-name="P5">Received: by 10.152.203.202 with SMTP id ks10csp1115745lac;</text:p>
      <text:p text:style-name="P5"><text:s text:c="8"/>Mon, 13 Apr 2015 02:08:45 -0700 (PDT)</text:p>
      <text:p text:style-name="P5">X-Received: by 10.194.95.4 with SMTP id dg4mr25318956wjb.81.1428916125168;</text:p>
      <text:p text:style-name="P5"><text:s text:c="8"/>Mon, 13 Apr 2015 02:08:45 -0700 (PDT)</text:p>
      <text:p text:style-name="P5">Return-Path: &lt;35009206@gobiernodecanarias.org&gt;</text:p>
      <text:p text:style-name="P5">Received: from eden13.gobiernodecanarias.org (correo.canarias.org. [93.188.136.122])</text:p>
      <text:p text:style-name="P5"><text:s text:c="8"/>by mx.google.com with ESMTP id ib9si16529312wjb.198.2015.04.13.02.08.43;</text:p>
      <text:p text:style-name="P5"><text:s text:c="8"/>Mon, 13 Apr 2015 02:08:45 -0700 (PDT)</text:p>
      <text:p text:style-name="P5">Received-SPF: pass (google.com: domain of 35009206@gobiernodecanarias.org designates 93.188.136.122 as permitted sender) client-ip=93.188.136.122;</text:p>
      <text:p text:style-name="P5">Authentication-Results: mx.google.com;</text:p>
      <text:p text:style-name="P5"><text:s text:c="7"/>spf=pass (google.com: domain of 35009206@gobiernodecanarias.org designates 93.188.136.122 as permitted sender) smtp.mail=35009206@gobiernodecanarias.org</text:p>
      <text:p text:style-name="P5">Received: from bermejo11.gobiernodecanarias.net (unknown [93.188.138.1])</text:p>
      <text:p text:style-name="P5"><text:s text:c="8"/>by eden13.gobiernodecanarias.org (Postfix) with ESMTP id 30E657162F;</text:p>
      <text:p text:style-name="P5"><text:s text:c="8"/>Mon, 13 Apr 2015 10:08:42 +0100 (WEST)</text:p>
      <text:p text:style-name="P5">Received: from bermejo11.gobiernodecanarias.net (bermejo11 [127.0.0.1])</text:p>
      <text:p text:style-name="P5"><text:s text:c="8"/>by localhost.gobiernodecanarias.org (Postfix) with ESMTP id E471EC0124;</text:p>
      <text:p text:style-name="P5"><text:s text:c="8"/>Mon, 13 Apr 2015 10:08:41 +0100 (WEST)</text:p>
      <text:p text:style-name="P5">Received: from mantillo4.gobiernodecanarias.org (mantillo4.gobiernodecanarias.org [10.140.139.22])</text:p>
      <text:p text:style-name="P5"><text:s text:c="8"/>by bermejo11.gobiernodecanarias.net (Postfix) with ESMTP id CFA55C0123;</text:p>
      <text:p text:style-name="P5"><text:s text:c="8"/>Mon, 13 Apr 2015 10:08:41 +0100 (WEST)</text:p>
      <text:p text:style-name="P5">Received: from [10.144.245.44] (unknown [10.144.245.44])</text:p>
      <text:p text:style-name="P5"><text:s text:c="8"/>(using TLSv1 with cipher DHE-RSA-AES128-SHA (128/128 bits))</text:p>
      <text:p text:style-name="P5"><text:s text:c="8"/>(No client certificate requested)</text:p>
      <text:p text:style-name="P5"><text:s text:c="8"/>by mantillo4.gobiernodecanarias.org (Postfix) with ESMTP id 297B818870F;</text:p>
      <text:p text:style-name="P5"><text:s text:c="8"/>Mon, 13 Apr 2015 10:08:18 +0100 (WEST)</text:p>
      <text:p text:style-name="P5">Message-ID: &lt;552B8780.2090606@gobiernodecanarias.org&gt;</text:p>
      <text:p text:style-name="P5">Date: Mon, 13 Apr 2015 10:08:16 +0100</text:p>
      <text:p text:style-name="P5">From: &lt;35009206@gobiernodecanarias.org&gt;</text:p>
      <text:p text:style-name="P5">User-Agent: Mozilla/5.0 (Windows NT 6.3; WOW64; rv:31.0) Gecko/20100101 Thunderbird/31.6.0</text:p>
      <text:p text:style-name="P5">MIME-Version: 1.0</text:p>
      <text:p text:style-name="P5">To: </text:p>
      <text:p text:style-name="P5"><text:s/>Isidro &lt;isidro@<text:span text:style-name="T3">example</text:span>.es&gt;,</text:p>
      <text:p text:style-name="P5"><text:s/>&lt;iv<text:span text:style-name="T3">an</text:span>@gmail.com&gt;, Jeremy &lt;jeremy@hotmail.com&gt;, </text:p>
      <text:p text:style-name="P5"><text:s/>Lidia &lt;lidia@hotmail.com&gt;, Manel &lt;manel@gmail.com&gt;, </text:p>
      <text:p text:style-name="P5"><text:s/></text:p>
      <text:p text:style-name="P5">Subject: Fwd: Concurso de Cortometrajes</text:p>
      <text:p text:style-name="P5">References: &lt;9B6453FA23374F608102417977BFDA49@medusa.gobiernodecanarias.net&gt;</text:p>
      <text:p text:style-name="P5">In-Reply-To: &lt;9B6453FA23374F608102417977BFDA49@medusa.gobiernodecanarias.net&gt;</text:p>
      <text:p text:style-name="P5">X-Forwarded-Message-Id: &lt;9B6453FA23374F608102417977BFDA49@medusa.gobiernodecanarias.net&gt;</text:p>
      <text:p text:style-name="P5">Content-Type: multipart/mixed;</text:p>
      <text:p text:style-name="P5"><text:s/>boundary="------------030409090204020602080305"</text:p>
      <text:p text:style-name="P5">X-TM-AS-MML: disable</text:p>
      <text:p text:style-name="P5">X-TM-AS-Product-Ver: IMSS-7.1.0.1679-7.5.0.1018-21472.002</text:p>
      <text:p text:style-name="P5">X-TM-AS-Result: No--41.184-5.0-31-10</text:p>
      <text:p text:style-name="P5">X-imss-scan-details: No--41.184-5.0-31-10</text:p>
      <text:p text:style-name="P5"><text:soft-page-break/>X-TM-AS-User-Blocked-Sender: No;No</text:p>
      <text:p text:style-name="P5">X-TMASE-MatchedRID: jHJ20upvubuHXGiQqsbEllX/QaHrEYI8Vydpo29WMhKTm8SYDf4Tsb3u</text:p>
      <text:p text:style-name="P5"><text:s text:c="8"/>Mg0Sp91V9I8oI5/IahTy4jaHfDIV9eDYunbCj60wTcqJ4yz+hmdumr7mfX2XNY7lAJu5dOh85g3</text:p>
      <text:p text:style-name="P5"><text:s text:c="8"/>B7FcOhn2HSz6uejbRq5GQLDioBMqCiM7H3XgtPw5NfSnYYaobveSQS3Soxa8R8p5T6XYvHvWhnb</text:p>
      <text:p text:style-name="P5"><text:s text:c="8"/>PfCbWO3VrP3Ktp9vZYNeFe2Yqn5l8S0JBlv02MUtmM6no0S4B4N1ole0qdtgVYOX6hQ9RwJNKVi</text:p>
      <text:p text:style-name="P5"><text:s text:c="8"/>Q0edupjkJSmcBiLM+2EgFY7kCJb1CN2QRhIKXw3GAhvER9rfbVQOxjTWeuuOm0TNVwjma7K06RU</text:p>
      <text:p text:style-name="P5"><text:s text:c="8"/>5GTsxkWppBj9i8GGPIksVAfyriKosvfW1Ub0V1YfS7nxfRNElHBSThetqlQxWu2GJvFbT3LP7ur</text:p>
      <text:p text:style-name="P5"><text:s text:c="8"/>0l4RNPW9OzEqZpRi9E34oBXVP2t+kRgEg7nrRyuutPg6r34pTM0DRUBcKcjQ00dkxYNMRt8BZPO</text:p>
      <text:p text:style-name="P5"><text:s text:c="8"/>JYZoM8xe3blg14hRLAhmyW1RcNI/Tt1NH8RbwArz5fa0623GubGHSBj+j5WTbN0t/c2qF2dwX/S</text:p>
      <text:p text:style-name="P5"><text:s text:c="8"/>SKrKHgqGcasKWnOh3H8FG2651gIgD7NlsAV2tL/voIzhn8wZuEjm3gklETs+Buo4Q3kVMoh5ozU</text:p>
      <text:p text:style-name="P5"><text:s text:c="8"/>suASIq9dKZJ2Vxiam+Ig5TvcoI5cRu65C+2aGVEYyM8bYI0ItO9rzDWbK3zC3mjfc0j3ZgP90fJ</text:p>
      <text:p text:style-name="P5"><text:s text:c="8"/>P9eHt</text:p>
      <text:p text:style-name="P5"/>
      <text:p text:style-name="P5">This is a multi-part message in MIME format.</text:p>
      <text:p text:style-name="P5">--------------030409090204020602080305</text:p>
      <text:p text:style-name="P5">Content-Type: multipart/alternative;</text:p>
      <text:p text:style-name="P5"><text:s/>boundary="------------090307070008030006070109"</text:p>
      <text:p text:style-name="P5"/>
      <text:p text:style-name="P5"/>
      <text:p text:style-name="P5">--------------090307070008030006070109</text:p>
      <text:p text:style-name="P5">Content-Type: text/plain; charset=utf-8; format=flowed</text:p>
      <text:p text:style-name="P5">Content-Transfer-Encoding: 8bit</text:p>
      <text:p text:style-name="P5"/>
      <text:p text:style-name="P5"/>
      <text:p text:style-name="P5"/>
      <text:p text:style-name="P5"/>
      <text:p text:style-name="P5">-------- Mensaje reenviado --------</text:p>
      <text:p text:style-name="P5">Asunto: <text:s text:c="8"/>Concurso de Cortometrajes</text:p>
      <text:p text:style-name="P5">Fecha: <text:s/>Fri, 10 Apr 2015 13:32:56 +0100</text:p>
      <text:p text:style-name="P5">De: <text:s text:c="4"/>IES San BartolomÃ© &lt;35009221@gobiernodecanarias.org&gt;</text:p>
      <text:p text:style-name="P5">CC: <text:s text:c="4"/>IES Arrecife &lt;35010373@gobiernodecanarias.org&gt;, IES HarÃ­a </text:p>
      <text:p text:style-name="P5">&lt;35009206@gobiernodecanarias.org&gt;, IES AgustÃ­n Espinosa </text:p>
      <text:p text:style-name="P5">&lt;35006205@gobiernodecanarias.org&gt;, IES Blas Cabrera Felipe </text:p>
      <text:p text:style-name="P5">&lt;35000288@gobiernodecanarias.org&gt;, Escuela de Arte Pancho Lasso </text:p>
      <text:p text:style-name="P5">&lt;35000306@gobiernodecanarias.org&gt;, IES CÃ©sar Manrique </text:p>
      <text:p text:style-name="P5">&lt;35009191@gobiernodecanarias.org&gt;, IES Zonzamas </text:p>
      <text:p text:style-name="P5">&lt;35000321@gobiernodecanarias.org&gt;, IES Teguise </text:p>
      <text:p text:style-name="P5">&lt;35009838@gobiernodecanarias.org&gt;, IES Costa Teguise </text:p>
      <text:p text:style-name="P5">&lt;35014147@gobiernodecanarias.org&gt;, IES Tinajo </text:p>
      <text:p text:style-name="P5">&lt;35010397@gobiernodecanarias.org&gt;, IES Las Salinas </text:p>
      <text:p text:style-name="P5">&lt;35007398@gobiernodecanarias.org&gt;, CEO Argana </text:p>
      <text:p text:style-name="P5">&lt;35013969@gobiernodecanarias.org&gt;, IES Playa Honda </text:p>
      <text:p text:style-name="P5">&lt;35010543@gobiernodecanarias.org&gt;, CEO Ignacio Aldecoa La Graciosa </text:p>
      <text:p text:style-name="P5">&lt;35005262@gobiernodecanarias.org&gt;, IES Yaiza </text:p>
      <text:p text:style-name="P5">&lt;35009218@gobiernodecanarias.org&gt;, IES TÃ­as </text:p>
      <text:p text:style-name="P5">&lt;35010348@gobiernodecanarias.org&gt;, IES Puerto del Carmen </text:p>
      <text:p text:style-name="P5">&lt;35013787@gobiernodecanarias.org&gt;</text:p>
      <text:p text:style-name="P5"/>
      <text:p text:style-name="P5"><text:soft-page-break/></text:p>
      <text:p text:style-name="P5"/>
      <text:p text:style-name="P5">Buenos dÃ­as,</text:p>
      <text:p text:style-name="P5"/>
      <text:p text:style-name="P5">Nos ponemos en contacto con ustedes para invitarles al *III Concurso de </text:p>
      <text:p text:style-name="P5">Cortometrajes del IES San BartolomÃ©*. Este aÃ±o, hemos querido abrir el </text:p>
      <text:p text:style-name="P5">concurso a todos los centros de la isla y ampliar los premios, por lo </text:p>
      <text:p text:style-name="P5">que estarÃ­amos encantados de sus alumnos pudieran participar.</text:p>
      <text:p text:style-name="P5"/>
      <text:p text:style-name="P5">Adjuntamos las bases del concurso y, en breve, les haremos llegar la </text:p>
      <text:p text:style-name="P5">cartelerÃ­a.</text:p>
      <text:p text:style-name="P5"/>
      <text:p text:style-name="P5">El plazo de entrega comienza hoy viernes y concluye el 10 de mayo.</text:p>
      <text:p text:style-name="P5"/>
      <text:p text:style-name="P5">El tema y formato es libre y, por lo tanto, puede tener interÃ©s y ser </text:p>
      <text:p text:style-name="P5">trabajado desde diferentes Ã¡reas (Lengua Castellana y Literatura, </text:p>
      <text:p text:style-name="P5">EducaciÃ³n PlÃ¡stica y Visual, EducaciÃ³n Ã‰tico-CÃ­vica, etc.) ademÃ¡s de que </text:p>
      <text:p text:style-name="P5">existe una modalidad de cortometraje en lengua no castellana (InglÃ©s, </text:p>
      <text:p text:style-name="P5">FrancÃ©s, AlemÃ¡n)</text:p>
      <text:p text:style-name="P5"/>
      <text:p text:style-name="P5">TambiÃ©n estaremos encantados de invitar a los centros participantes a </text:p>
      <text:p text:style-name="P5">una gala en la que se harÃ¡ entrega de los premios.</text:p>
      <text:p text:style-name="P5"/>
      <text:p text:style-name="P5">Gracias de antemano por la colaboraciÃ³n.</text:p>
      <text:p text:style-name="P5"/>
      <text:p text:style-name="P5">Un saludo.</text:p>
      <text:p text:style-name="P5"/>
      <text:p text:style-name="P5">*Ante cualquier cuestiÃ³n no duden en ponerse en contacto con nosotros:</text:p>
      <text:p text:style-name="P5"/>
      <text:p text:style-name="P5">Tlfno. 928520984</text:p>
      <text:p text:style-name="P5"/>
      <text:p text:style-name="P5">Yeray Alcorac PÃ©rez Crespo â€“ Vicedirector</text:p>
      <text:p text:style-name="P5"/>
      <text:p text:style-name="P5"/>
      <text:p text:style-name="P5">--------------030409090204020602080305</text:p>
      <text:p text:style-name="P5">Content-Type: application/pdf;</text:p>
      <text:p text:style-name="P5"><text:s/>name="Bases_III CONCURSO DE CORTOS IES SAN <text:span text:style-name="T9">BARTOLOME</text:span>"</text:p>
      <text:p text:style-name="P5">Content-Transfer-Encoding: base64</text:p>
      <text:p text:style-name="P5">Content-Disposition: attachment;</text:p>
      <text:p text:style-name="P5"><text:s/>filename*0*=utf-8''%42%61%73%65%73%5F%49%49%49%20%43%4F%4E%43%55%52%53%4F;</text:p>
      <text:p text:style-name="P5"><text:s/>filename*1*=%20%44%45%20%43%4F%52%54%4F%53%20%49%45%53%20%53%41%4E%20%42;</text:p>
      <text:p text:style-name="P5"><text:s/>filename*2*=%41%52%54%4F%4C%4F%4D%C3%89%2E%70%64%66</text:p>
      <text:p text:style-name="P5"/>
      <text:p text:style-name="P5">JVBERi0xLjQKJcfsj6IKNSAwIG9iago8PC9MZW5ndGggNiAwIFIvRmlsdGVyIC9GbGF0ZURl</text:p>
      <text:p text:style-name="P5">Y29kZT4+CnN0cmVhbQp4nOx9B1wU17f/7NIWWGERxQULiyCCBaZusbGAYgkxqFiDCorYFTvG</text:p>
      <text:p text:style-name="P5">QluwYQRsYIyKLViiRk1CEhNgMQYVo1ETk1iJvXdBKfu/s3VmmVng91vX9/vHvM97D2dn7j3n</text:p>
      <text:p text:style-name="P5">3HPP/Z5zz71nhggOQFARTP6P7o+xUx1g0XiHGQ7SAIz8T/2Q+vfYqaKQSIfAgRIRggTAuCgy</text:p>
      <text:p text:style-name="P5">zgEOkMlkOKxpABER4gAxLpLIxAGoVBQ51cGP4x85yUFCSALE4N/h5L/bO/SKdBjggICecFQi</text:p>
      <text:p text:style-name="P5"><text:soft-page-break/>EqNSJEAMWsTEYhGK4KKZ4xzIZiUEJoPFDSJHJkJhGjkIpiUHweAAqYjsnkAN5Kj7hwMIKQpj</text:p>
      <text:p text:style-name="P5">CGAfRWAZJiX/gFGpFBHN/C87RWUBMjHoFXwmrtOrmfgSB+C4xRnDiIC3zBeOBsCWHzAcCUDx</text:p>
      <text:p text:style-name="P5">t8yYJECCUhnjWoQxcYBUSmWMa3bGCIxsm8KYlSUYI1CyOwpjVmZnTCwNkNKmmLUlGBPThsva</text:p>
      <text:p text:style-name="P5">7FxJCbWBNnBlYwmupHgAjS9DpzMcELEEAauAhFCvAigKWsHAIiAaKppmLq5RGNaoC4OSakgA</text:p>
      <text:p text:style-name="P5">MgELEaohQUYl4b/iWyYLoA8otV84AEdRBJEBMUskEgzYc/AEh2WIlJQ3JpGKxLhMKxURLtMs</text:p>
      <text:p text:style-name="P5">jOrHBKamFDwDv2jXS0QihlHC0AR4IpXIpJq2ZLC+LfAOJtG2RT4mYAn5GFP/omsLl8hwki5M</text:p>
      <text:p text:style-name="P5">isGEhGyLkMnIvsCajRBUunQEsDw2zaN6/dcyo17/G8aO5jMN3RrY0DDKyc90JNJ7q3cgdCAF</text:p>
      <text:p text:style-name="P5">pUKUekWu/Qq8Q/2qPuEy9KUHS7BEbOAaJhpMv+47lPpVvfRrvyLphxuuHAx96egnpBKUQj/e</text:p>
      <text:p text:style-name="P5">UPr136HUr+qjX/eVmv4Gy5+pLz39YrAq/Cf0675rHP3arxpJP0NfevpxMfaf6I/+u0bpj+6r</text:p>
      <text:p text:style-name="P5">xukPU196+lECpjgLmHmdBRkYd5EYw8kV0mLYU4YESMheiQBc+pawp0xKwlsKY7YWYUwSgFP5</text:p>
      <text:p text:style-name="P5">sjU3X4BuEt1S+LKzAF9krzCNMTsqmJFIxaSWqi245G1AGQQPwFDmwdQQIJGRBGhMAG4uJAPm</text:p>
      <text:p text:style-name="P5">Gsku43A2BMkQKIwwIBnd40YhGYIkpi6S0T1uFJIhUEzKgGQYHtePZPQ8Ng7J6OhuJJLRk9g4</text:p>
      <text:p text:style-name="P7">--------------030409090204020602080305--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Symbol" svg:font-family="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Fin_20_de_20_línea_20_1" draw:display-name="Fin de línea 1" svg:viewBox="0 0 1131 902" svg:d="M564 0l-564 902h1131z"/>
    <draw:marker draw:name="Fin_20_de_20_línea_20_2" draw:display-name="Fin de línea 2" svg:viewBox="0 0 1013 1130" svg:d="M1009 1050l-449-1008-22-30-29-12-34 12-21 26-449 1012-5 13v8l5 21 12 21 17 13 21 4h903l21-4 21-13 9-21 4-21v-8z"/>
    <draw:marker draw:name="Fin_20_de_20_línea_20_3" draw:display-name="Fin de línea 3" svg:viewBox="0 0 836 110" svg:d="M0 0h278 278 280v36 36 38h-278-278-280v-36-36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47cm" style:type="center"/>
          <style:tab-stop style:position="16.69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3ab22a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3ab22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2">7</text:span><text:span text:style-name="MT1">. Práctica. </text:span><text:span text:style-name="MT2">Detalles correo electrónico</text:span><text:span text:style-name="MT1"><text:tab/></text:span><text:span text:style-name="MT3"><text:tab/></text:span><text:span text:style-name="MT3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5-05-25T12:02:31.400696256</dc:date>
    <meta:editing-cycles>57</meta:editing-cycles>
    <meta:editing-duration>PT14H26M59S</meta:editing-duration>
    <meta:generator>LibreOffice/4.2.8.2$Linux_X86_64 LibreOffice_project/420m0$Build-2</meta:generator>
    <dc:creator>ivan </dc:creator>
    <meta:document-statistic meta:table-count="12" meta:image-count="1" meta:object-count="0" meta:page-count="6" meta:paragraph-count="148" meta:word-count="750" meta:character-count="8723" meta:non-whitespace-character-count="7879"/>
    <meta:user-defined meta:name="Información 1"/>
    <meta:user-defined meta:name="Información 2"/>
    <meta:user-defined meta:name="Información 3"/>
    <meta:user-defined meta:name="Información 4"/>
  </office:meta>
</office:document-meta>
</file>